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ans-serif"/>
    <style:font-face style:name="Bitstream Charter" svg:font-family="'Bitstream Charter'"/>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Garuda" svg:font-family="Garuda" style:font-pitch="variable"/>
    <style:font-face style:name="Waree" svg:font-family="Waree" style:font-pitch="variable"/>
    <style:font-face style:name="AR PL UMing CN" svg:font-family="'AR PL UMing C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Table14" style:family="table">
      <style:table-properties style:width="15.69cm" fo:margin-left="1.307cm" fo:margin-right="0.002cm" table:align="margins"/>
    </style:style>
    <style:style style:name="Table14.A" style:family="table-column">
      <style:table-column-properties style:column-width="15.69cm" style:rel-column-width="65535*"/>
    </style:style>
    <style:style style:name="Table14.A1" style:family="table-cell">
      <style:table-cell-properties fo:background-color="#e6e6ff" fo:padding="0.097cm" fo:border="0.002cm solid #000000">
        <style:background-image/>
      </style:table-cell-properties>
    </style:style>
    <style:style style:name="Table2" style:family="table">
      <style:table-properties style:width="16.909cm" table:align="right"/>
    </style:style>
    <style:style style:name="Table2.A" style:family="table-column">
      <style:table-column-properties style:column-width="16.909cm"/>
    </style:style>
    <style:style style:name="Table2.A1" style:family="table-cell">
      <style:table-cell-properties fo:background-color="#e6e6ff" fo:padding="0.097cm" fo:border="0.002cm solid #000000">
        <style:background-image/>
      </style:table-cell-properties>
    </style:style>
    <style:style style:name="Table3" style:family="table">
      <style:table-properties style:width="16.909cm" table:align="right"/>
    </style:style>
    <style:style style:name="Table3.A" style:family="table-column">
      <style:table-column-properties style:column-width="16.909cm"/>
    </style:style>
    <style:style style:name="Table3.A1" style:family="table-cell">
      <style:table-cell-properties fo:background-color="#e6e6ff" fo:padding="0.097cm" fo:border="0.002cm solid #000000">
        <style:background-image/>
      </style:table-cell-properties>
    </style:style>
    <style:style style:name="Table4" style:family="table">
      <style:table-properties style:width="16.909cm" table:align="right"/>
    </style:style>
    <style:style style:name="Table4.A" style:family="table-column">
      <style:table-column-properties style:column-width="16.909cm"/>
    </style:style>
    <style:style style:name="Table4.A1" style:family="table-cell">
      <style:table-cell-properties fo:background-color="#e6e6ff" fo:padding="0.097cm" fo:border="0.002cm solid #000000">
        <style:background-image/>
      </style:table-cell-properties>
    </style:style>
    <style:style style:name="Table5" style:family="table">
      <style:table-properties style:width="16.935cm" table:align="right"/>
    </style:style>
    <style:style style:name="Table5.A" style:family="table-column">
      <style:table-column-properties style:column-width="16.935cm"/>
    </style:style>
    <style:style style:name="Table5.A1" style:family="table-cell">
      <style:table-cell-properties fo:background-color="#e6e6ff" fo:padding="0.097cm" fo:border="0.002cm solid #000000">
        <style:background-image/>
      </style:table-cell-properties>
    </style:style>
    <style:style style:name="Table6" style:family="table">
      <style:table-properties style:width="16.935cm" table:align="right"/>
    </style:style>
    <style:style style:name="Table6.A" style:family="table-column">
      <style:table-column-properties style:column-width="16.935cm"/>
    </style:style>
    <style:style style:name="Table6.A1" style:family="table-cell">
      <style:table-cell-properties fo:background-color="#e6e6ff" fo:padding="0.097cm" fo:border="0.002cm solid #000000">
        <style:background-image/>
      </style:table-cell-properties>
    </style:style>
    <style:style style:name="Table7" style:family="table">
      <style:table-properties style:width="16.935cm" table:align="right"/>
    </style:style>
    <style:style style:name="Table7.A" style:family="table-column">
      <style:table-column-properties style:column-width="16.935cm"/>
    </style:style>
    <style:style style:name="Table7.A1" style:family="table-cell">
      <style:table-cell-properties fo:background-color="#e6e6ff" fo:padding="0.097cm" fo:border="0.002cm solid #000000">
        <style:background-image/>
      </style:table-cell-properties>
    </style:style>
    <style:style style:name="Table8" style:family="table">
      <style:table-properties style:width="16.935cm" table:align="right"/>
    </style:style>
    <style:style style:name="Table8.A" style:family="table-column">
      <style:table-column-properties style:column-width="16.935cm"/>
    </style:style>
    <style:style style:name="Table8.A1" style:family="table-cell">
      <style:table-cell-properties fo:background-color="#e6e6ff" fo:padding="0.097cm" fo:border="0.002cm solid #000000">
        <style:background-image/>
      </style:table-cell-properties>
    </style:style>
    <style:style style:name="Table9" style:family="table">
      <style:table-properties style:width="16.935cm" table:align="right"/>
    </style:style>
    <style:style style:name="Table9.A" style:family="table-column">
      <style:table-column-properties style:column-width="16.935cm"/>
    </style:style>
    <style:style style:name="Table9.A1" style:family="table-cell">
      <style:table-cell-properties fo:background-color="#e6e6ff" fo:padding="0.097cm" fo:border="0.002cm solid #000000">
        <style:background-image/>
      </style:table-cell-properties>
    </style:style>
    <style:style style:name="Table10" style:family="table">
      <style:table-properties style:width="16.935cm" table:align="right"/>
    </style:style>
    <style:style style:name="Table10.A" style:family="table-column">
      <style:table-column-properties style:column-width="16.935cm"/>
    </style:style>
    <style:style style:name="Table10.A1" style:family="table-cell">
      <style:table-cell-properties fo:background-color="#e6e6ff" fo:padding="0.097cm" fo:border="0.002cm solid #000000">
        <style:background-image/>
      </style:table-cell-properties>
    </style:style>
    <style:style style:name="Table11" style:family="table">
      <style:table-properties style:width="16.935cm" table:align="right"/>
    </style:style>
    <style:style style:name="Table11.A" style:family="table-column">
      <style:table-column-properties style:column-width="16.935cm"/>
    </style:style>
    <style:style style:name="Table11.1" style:family="table-row">
      <style:table-row-properties style:min-row-height="5.129cm"/>
    </style:style>
    <style:style style:name="Table11.A1" style:family="table-cell">
      <style:table-cell-properties fo:background-color="#e6e6ff" fo:padding="0.097cm" fo:border="0.002cm solid #000000">
        <style:background-image/>
      </style:table-cell-properties>
    </style:style>
    <style:style style:name="Table12" style:family="table">
      <style:table-properties style:width="16.909cm" table:align="right"/>
    </style:style>
    <style:style style:name="Table12.A" style:family="table-column">
      <style:table-column-properties style:column-width="16.909cm"/>
    </style:style>
    <style:style style:name="Table12.A1" style:family="table-cell">
      <style:table-cell-properties fo:background-color="#e6e6ff" fo:padding="0.097cm" fo:border="0.002cm solid #000000">
        <style:background-image/>
      </style:table-cell-properties>
    </style:style>
    <style:style style:name="Table13" style:family="table">
      <style:table-properties style:width="16.935cm" table:align="right"/>
    </style:style>
    <style:style style:name="Table13.A" style:family="table-column">
      <style:table-column-properties style:column-width="16.935cm"/>
    </style:style>
    <style:style style:name="Table13.A1" style:family="table-cell">
      <style:table-cell-properties fo:background-color="#e6e6ff" fo:padding="0.097cm" fo:border="0.002cm solid #000000">
        <style:background-image/>
      </style:table-cell-properties>
    </style:style>
    <style:style style:name="P1" style:family="paragraph" style:parent-style-name="Standard">
      <style:text-properties style:font-name="Ware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Waree" fo:font-size="10pt" fo:font-weight="normal" style:font-name-asian="Waree" style:font-size-asian="10pt" style:font-weight-asian="normal" style:font-size-complex="10pt" style:font-weight-complex="normal"/>
    </style:style>
    <style:style style:name="P3" style:family="paragraph" style:parent-style-name="Standard">
      <style:text-properties style:font-name="Waree" fo:font-size="10pt" style:font-size-asian="10pt" style:font-size-complex="10pt"/>
    </style:style>
    <style:style style:name="P4" style:family="paragraph" style:parent-style-name="Standard">
      <style:paragraph-properties fo:text-align="start" style:justify-single-word="false"/>
      <style:text-properties style:font-name="Waree" fo:font-size="10pt" style:font-size-asian="10pt" style:font-size-complex="10pt"/>
    </style:style>
    <style:style style:name="P5" style:family="paragraph" style:parent-style-name="Standard">
      <style:text-properties style:font-name="Waree"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ff" style:font-name="Waree" fo:font-size="10pt" fo:font-weight="normal" style:font-name-asian="Waree" style:font-size-asian="10pt" style:font-weight-asian="normal" style:font-size-complex="10pt"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start" style:justify-single-word="false"/>
      <style:text-properties fo:color="#000000" style:font-name="Waree" fo:font-size="10pt" fo:font-weight="normal" style:font-name-asian="Waree" style:font-size-asian="10pt" style:font-weight-asian="normal" style:font-size-complex="10pt" style:font-weight-complex="normal"/>
    </style:style>
    <style:style style:name="P9" style:family="paragraph" style:parent-style-name="Text_20_body">
      <style:paragraph-properties fo:text-align="center" style:justify-single-word="false"/>
      <style:text-properties style:font-name="Waree" fo:font-size="10pt" style:font-size-asian="10pt" style:font-size-complex="10pt"/>
    </style:style>
    <style:style style:name="P10" style:family="paragraph" style:parent-style-name="Standard" style:list-style-name="L2">
      <style:text-properties style:font-name="Waree" fo:font-size="10pt" fo:font-weight="bold" style:font-size-asian="10pt" style:font-weight-asian="bold" style:font-size-complex="10pt" style:font-weight-complex="bold"/>
    </style:style>
    <style:style style:name="P11" style:family="paragraph" style:parent-style-name="Standard">
      <style:text-properties style:font-name="Waree" fo:font-size="10pt" fo:font-weight="normal"/>
    </style:style>
    <style:style style:name="P12" style:family="paragraph" style:parent-style-name="Standard" style:list-style-name="L2">
      <style:text-properties style:font-name="Waree" fo:font-size="10pt" fo:font-weight="normal" style:font-name-asian="Waree" style:font-size-asian="10pt" style:font-weight-asian="normal" style:font-size-complex="10pt" style:font-weight-complex="normal"/>
    </style:style>
    <style:style style:name="P13" style:family="paragraph" style:parent-style-name="Standard" style:list-style-name="L4">
      <style:text-properties style:font-name="Waree" fo:font-size="10pt" fo:font-weight="normal" style:font-size-asian="10pt" style:font-weight-asian="normal" style:font-size-complex="10pt" style:font-weight-complex="normal"/>
    </style:style>
    <style:style style:name="P14" style:family="paragraph" style:parent-style-name="Standard" style:list-style-name="L5">
      <style:text-properties style:font-name="Waree" fo:font-size="10pt" fo:font-weight="normal" style:font-size-asian="10pt" style:font-weight-asian="normal" style:font-size-complex="10pt" style:font-weight-complex="normal"/>
    </style:style>
    <style:style style:name="P15" style:family="paragraph" style:parent-style-name="Standard" style:list-style-name="L6">
      <style:paragraph-properties fo:text-align="start" style:justify-single-word="false"/>
      <style:text-properties style:font-name="Waree" fo:font-size="10pt" fo:font-weight="normal" style:font-size-asian="10pt" style:font-weight-asian="normal" style:font-size-complex="10pt" style:font-weight-complex="normal"/>
    </style:style>
    <style:style style:name="P16" style:family="paragraph" style:parent-style-name="Standard" style:list-style-name="L7">
      <style:text-properties style:font-name="Waree" fo:font-size="10pt" fo:font-weight="normal" style:font-size-asian="10pt" style:font-weight-asian="normal" style:font-size-complex="10pt" style:font-weight-complex="normal"/>
    </style:style>
    <style:style style:name="P17" style:family="paragraph" style:parent-style-name="Standard" style:list-style-name="L3">
      <style:text-properties style:font-name="Waree" fo:font-size="10pt" style:font-size-asian="10pt" style:font-size-complex="10pt"/>
    </style:style>
    <style:style style:name="P18" style:family="paragraph" style:parent-style-name="Standard" style:list-style-name="L2">
      <style:text-properties fo:color="#808080" style:font-name="Waree" fo:font-size="10pt" fo:font-style="italic" fo:font-weight="normal" style:font-name-asian="Waree" style:font-size-asian="10pt" style:font-style-asian="italic" style:font-weight-asian="normal" style:font-size-complex="10pt" style:font-style-complex="italic" style:font-weight-complex="normal"/>
    </style:style>
    <style:style style:name="P19" style:family="paragraph" style:parent-style-name="Text_20_body" style:list-style-name="L1"/>
    <style:style style:name="P20" style:family="paragraph" style:parent-style-name="Text_20_body" style:list-style-name="L1">
      <style:paragraph-properties fo:text-align="start" style:justify-single-word="false"/>
    </style:style>
    <style:style style:name="P21" style:family="paragraph" style:parent-style-name="Heading_20_2">
      <style:text-properties fo:font-style="normal" style:font-style-asian="normal" style:font-style-complex="normal"/>
    </style:style>
    <style:style style:name="P22" style:family="paragraph" style:parent-style-name="Heading_20_2">
      <style:text-properties fo:font-style="normal" fo:font-weight="bold" style:font-style-asian="normal" style:font-weight-asian="bold" style:font-style-complex="normal" style:font-weight-complex="bold"/>
    </style:style>
    <style:style style:name="P23" style:family="paragraph" style:parent-style-name="Heading_20_1">
      <style:paragraph-properties fo:text-align="center" style:justify-single-word="false"/>
      <style:text-properties fo:font-size="18pt" style:font-size-asian="18pt" style:font-size-complex="18pt"/>
    </style:style>
    <style:style style:name="T1" style:family="text">
      <style:text-properties fo:font-style="italic" style:font-style-asian="italic" style:font-style-complex="italic"/>
    </style:style>
    <style:style style:name="T2" style:family="text">
      <style:text-properties fo:color="#b84747"/>
    </style:style>
    <style:style style:name="T3" style:family="text">
      <style:text-properties fo:font-weight="bold" style:font-weight-asian="bold" style:font-weight-complex="bold"/>
    </style:style>
    <style:style style:name="T4" style:family="text">
      <style:text-properties fo:font-weight="bold" style:font-size-asian="10pt" style:font-weight-asian="bold" style:font-size-complex="10pt" style:font-weight-complex="bold"/>
    </style:style>
    <style:style style:name="T5" style:family="text">
      <style:text-properties fo:color="#ff6309"/>
    </style:style>
    <style:style style:name="T6" style:family="text">
      <style:text-properties fo:color="#ff6309" fo:font-weight="normal" style:font-name-asian="Waree" style:font-weight-asian="normal" style:font-weight-complex="normal"/>
    </style:style>
    <style:style style:name="T7" style:family="text">
      <style:text-properties fo:color="#0000ff"/>
    </style:style>
    <style:style style:name="T8" style:family="text">
      <style:text-properties style:font-name-asian="Waree"/>
    </style:style>
    <style:style style:name="T9" style:family="text">
      <style:text-properties fo:color="#000000"/>
    </style:style>
    <style:style style:name="T10" style:family="text">
      <style:text-properties style:text-position="super 58%"/>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font-name="Waree"/>
    </style:style>
    <style:style style:name="T14" style:family="text">
      <style:text-properties style:font-name="Waree" fo:font-size="10pt" style:font-size-asian="10pt" style:font-size-complex="10pt"/>
    </style:style>
    <style:style style:name="T15" style:family="text">
      <style:text-properties style:font-name="Waree" fo:font-size="10pt" style:font-name-asian="Waree" style:font-size-asian="10pt" style:font-size-complex="10pt"/>
    </style:style>
    <style:style style:name="T16" style:family="text">
      <style:text-properties style:font-name="Waree" fo:font-size="10pt" style:text-underline-style="solid" style:text-underline-width="auto" style:text-underline-color="font-color" fo:font-weight="bold" style:font-name-asian="Garuda" style:font-size-asian="10pt" style:font-weight-asian="bold" style:font-size-complex="10pt" style:font-weight-complex="bold"/>
    </style:style>
    <style:style style:name="T17" style:family="text">
      <style:text-properties style:font-name="Waree" fo:font-size="10pt" style:font-name-asian="Garuda" style:font-size-asian="10pt" style:font-size-complex="10pt"/>
    </style:style>
    <style:style style:name="T18" style:family="text">
      <style:text-properties style:font-name="Waree" fo:font-size="10pt" fo:font-weight="normal" style:font-name-asian="Waree" style:font-size-asian="10pt" style:font-weight-asian="normal" style:font-size-complex="10pt" style:font-weight-complex="normal"/>
    </style:style>
    <style:style style:name="T19" style:family="text">
      <style:text-properties style:font-name="Waree" style:font-name-asian="Garuda"/>
    </style:style>
    <style:style style:name="T20" style:family="text">
      <style:text-properties fo:font-style="normal" style:font-style-asian="normal" style:font-style-complex="normal"/>
    </style:style>
    <style:style style:name="T21" style:family="text">
      <style:text-properties fo:font-size="10pt"/>
    </style:style>
    <style:style style:name="T22" style:family="text">
      <style:text-properties style:font-size-asian="10pt"/>
    </style:style>
    <style:style style:name="T23" style:family="text">
      <style:text-properties style:font-size-asian="10pt" style:font-weight-asian="normal" style:font-size-complex="10pt" style:font-weight-complex="normal"/>
    </style:style>
    <style:style style:name="T24" style:family="text">
      <style:text-properties style:font-size-complex="10pt"/>
    </style:style>
    <style:style style:name="T25" style:family="text">
      <style:text-properties style:font-name="Monospace" fo:font-size="10pt" style:font-name-asian="Monospace" style:font-size-asian="10pt" style:font-name-complex="Monospace" style:font-size-complex="10pt"/>
    </style:style>
    <style:style style:name="T26" style:family="text">
      <style:text-properties style:font-weight-asian="normal"/>
    </style:style>
    <style:style style:name="T27" style:family="text">
      <style:text-properties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PyJaql-0.1 Tutorial</text:h>
      <text:p text:style-name="P9">Update at <text:s/>March 10<text:span text:style-name="T10">th</text:span> 2010</text:p>
      <text:h text:style-name="P21" text:outline-level="2">1 Introduction</text:h>
      <text:p text:style-name="P2">PyJaql is an effort to enable python programmers work with Jaql, it's achieved not through re-implementing Jaql in python, but rather through bridging jaql and python by the using of <text:span text:style-name="T12">jpype ( </text:span><text:a xlink:type="simple" xlink:href="http://jpype.sourceforge.net/"><text:span text:style-name="T11">http://jpype.sourceforge.net/</text:span></text:a> ), it provides a few simple and clean functions for python programmers to take the advantage of jaql's capability.</text:p>
      <text:p text:style-name="P2">The purpose of this document is to help you get a pyJaql installation up and introduce you pyJaql usage.</text:p>
      <text:h text:style-name="P21" text:outline-level="2">2 Installation(Ubuntu)</text:h>
      <text:p text:style-name="P3">This guide introduces you pyJaql installation and configuration steps.</text:p>
      <text:h text:style-name="Heading_20_6" text:outline-level="6">2.1 Python</text:h>
      <text:p text:style-name="P3">By default, python is installed on ubuntu. If not, please follow the steps introduced by python official site to install. The recommended version is python 2.6. </text:p>
      <text:h text:style-name="Heading_20_6" text:outline-level="6"><text:span text:style-name="T19">2.2 </text:span>jpype</text:h>
      <text:p text:style-name="Text_20_body"><text:span text:style-name="Source_20_Text"><text:span text:style-name="T15">Download source from sourceforge :</text:span></text:span><text:a xlink:type="simple" xlink:href="http://sourceforge.net/projects/jpype/files/"><text:span text:style-name="Source_20_Text"><text:span text:style-name="T15">http://sourceforge.net/projects/jpype/files/</text:span></text:span></text:a><text:span text:style-name="Source_20_Text"><text:span text:style-name="T15">, <text:s/>the latest version of jpype 0.5.4.1 is recommended.</text:span></text:span></text:p>
      <text:list xml:id="list1954159147" text:style-name="L1">
        <text:list-item>
          <text:p text:style-name="P19"><text:span text:style-name="Source_20_Text"><text:span text:style-name="T15">Make sure you have all of the necessary tools for compiling C code installed: </text:span></text:span></text:p>
          <text:p text:style-name="P19"><text:span text:style-name="Source_20_Text"><text:span text:style-name="T18"><text:s/><text:tab/></text:span></text:span><text:span text:style-name="Source_20_Text"><text:span text:style-name="T18">sudo apt-get install build-essential </text:span></text:span></text:p>
        </text:list-item>
        <text:list-item>
          <text:p text:style-name="P19"><text:span text:style-name="Source_20_Text"><text:span text:style-name="T15">Make sure you have python2.6-dev package installed:</text:span></text:span></text:p>
          <text:p text:style-name="P19"><text:span text:style-name="Source_20_Text"><text:span text:style-name="T15"><text:s/><text:tab/></text:span></text:span><text:span text:style-name="Source_20_Text"><text:span text:style-name="T18">sudo apt-get install python2.6-dev</text:span></text:span></text:p>
        </text:list-item>
        <text:list-item>
          <text:p text:style-name="P19"><text:span text:style-name="Source_20_Text"><text:span text:style-name="T15">Extract jpype package and enter into jpype dir, run the following command: </text:span></text:span></text:p>
          <text:list>
            <text:list-header>
              <text:p text:style-name="P19"><text:span text:style-name="Source_20_Text"><text:span text:style-name="T18">sudo python setup.py install</text:span></text:span></text:p>
            </text:list-header>
          </text:list>
        </text:list-item>
        <text:list-item>
          <text:p text:style-name="P19"><text:span text:style-name="Source_20_Text"><text:span text:style-name="T15">Put the newly installed jpype into your PYTHONPATH by putting the following into you </text:span></text:span><text:span text:style-name="Source_20_Text"><text:span text:style-name="T16">/etc/environment</text:span></text:span><text:span text:style-name="Source_20_Text"><text:span text:style-name="T17"> </text:span></text:span><text:span text:style-name="Source_20_Text"><text:span text:style-name="T15">, or other system wide variable: </text:span></text:span></text:p>
          <text:p text:style-name="P20"><text:span text:style-name="Source_20_Text"><text:span text:style-name="T18">PYTHONPATH=$PYTHONPATH:/usr/local/lib/python2.6/dist-packages</text:span></text:span></text:p>
        </text:list-item>
        <text:list-item>
          <text:p text:style-name="P19"><text:span text:style-name="Source_20_Text"><text:span text:style-name="T15">Check your install by running the following commands: </text:span></text:span></text:p>
        </text:list-item>
      </text:list>
      <table:table table:name="Table14" table:style-name="Table14">
        <table:table-column table:style-name="Table14.A"/>
        <table:table-row>
          <table:table-cell table:style-name="Table14.A1" office:value-type="string">
            <text:p text:style-name="Standard"><text:span text:style-name="Source_20_Text"><text:span text:style-name="T15">$ python</text:span></text:span></text:p>
            <text:p text:style-name="Text_20_body"><text:span text:style-name="Source_20_Text"><text:span text:style-name="T15">[GCC 4.2.3 (Ubuntu 4.2.3-2ubuntu7)] on linux2</text:span></text:span></text:p>
            <text:p text:style-name="Text_20_body"><text:span text:style-name="Source_20_Text"><text:span text:style-name="T15">Type "help", "copyright", "credits" or "license" for more information.</text:span></text:span></text:p>
            <text:p text:style-name="Text_20_body"><text:span text:style-name="Source_20_Text"><text:span text:style-name="T15">&gt;&gt;&gt; import jpype</text:span></text:span></text:p>
            <text:p text:style-name="Text_20_body"><text:soft-page-break/><text:span text:style-name="Source_20_Text"><text:span text:style-name="T15">&gt;&gt;&gt;</text:span></text:span></text:p>
          </table:table-cell>
        </table:table-row>
      </table:table>
      <text:p text:style-name="Text_20_body"><text:span text:style-name="Source_20_Text"><text:span text:style-name="T15"><text:s text:c="6"/>If you don't get an ImportError, you're done! </text:span></text:span></text:p>
      <text:h text:style-name="Heading_20_6" text:outline-level="6">2.1.3 pyJaql</text:h>
      <text:p text:style-name="Standard"><text:span text:style-name="T25">Download pyJaql installer</text:span><text:span text:style-name="T14">, namely “pyJaql-0.1.tar.gz”. Extract this package and enter into pyJaql dir, run following command:</text:span></text:p>
      <text:p text:style-name="P3"><text:tab/>sudo python setup.py install</text:p>
      <text:p text:style-name="P3">Check your install by below command in python command line:</text:p>
      <text:p text:style-name="P3"><text:tab/>import pyJaql</text:p>
      <text:p text:style-name="P3">If you don't get an ImportError, the installation is done.</text:p>
      <text:p text:style-name="P3"/>
      <text:h text:style-name="P21" text:outline-level="2">3 Usage</text:h>
      <text:h text:style-name="Heading_20_6" text:outline-level="6">3.1 Launch Jaql in different models</text:h>
      <text:p text:style-name="P3">There are two models to run jaql, <text:s/>one is “local” model, in this situation, pyJaql will launch a mini-cluster on your local machine; On the other hand, if you want to luanch pyJaql on an existing hadoop cluster, use “hadoop-cluster” model. </text:p>
      <text:list xml:id="list717770133" text:style-name="L2">
        <text:list-item>
          <text:p text:style-name="P10">Launch Jaql in local model</text:p>
        </text:list-item>
      </text:list>
      <text:p text:style-name="P1"><text:tab/>Unset hadoop related environment variables, eg HADOOP_HOME, HADOOP_CONF_DIR</text:p>
      <text:list xml:id="list1574514080" text:continue-numbering="true" text:style-name="L2">
        <text:list-item>
          <text:p text:style-name="P10">Launch Jaql in hadoop-cluster model</text:p>
          <text:p text:style-name="P18">This model requires <text:s/>a running hadoop cluster environment.</text:p>
          <text:p text:style-name="P12">Set required environment variables, HADOOP_HOME and HADOOP_CONF_DIR. Make sure HADOOP_HOME points to the right path</text:p>
          <text:list>
            <text:list-header>
              <text:p text:style-name="P12">export HADOOP_HOME= &lt;yourHadoopHome&gt;</text:p>
              <text:p text:style-name="P12">export HADOOP_CONF_DIR=&lt;yourHadoopHome/conf&gt;.</text:p>
            </text:list-header>
          </text:list>
        </text:list-item>
      </text:list>
      <text:h text:style-name="Heading_20_6" text:outline-level="6">3.2 Jaql's Hello World</text:h>
      <text:p text:style-name="P2">Basically, there are several steps to get started</text:p>
      <text:p text:style-name="P2"/>
      <text:p text:style-name="P2">First, import PyJaql module</text:p>
      <table:table table:name="Table2" table:style-name="Table2">
        <table:table-column table:style-name="Table2.A"/>
        <table:table-row>
          <table:table-cell table:style-name="Table2.A1" office:value-type="string">
            <text:p text:style-name="P2"><text:tab/><text:span text:style-name="T2">from</text:span> pyJaql <text:span text:style-name="T2">import</text:span> * </text:p>
          </table:table-cell>
        </table:table-row>
      </table:table>
      <text:p text:style-name="P3"/>
      <text:p text:style-name="P3">Second, initialize jaql engine</text:p>
      <table:table table:name="Table3" table:style-name="Table3">
        <table:table-column table:style-name="Table3.A"/>
        <table:table-row>
          <table:table-cell table:style-name="Table3.A1" office:value-type="string">
            <text:p text:style-name="P2"><text:tab/>jaql=Jaql()</text:p>
          </table:table-cell>
        </table:table-row>
      </table:table>
      <text:p text:style-name="P3"/>
      <text:p text:style-name="P3">Third, execute a jaql expression, one can execute any valid jaql expression by using <text:span text:style-name="T3">execute()</text:span>, which will return a python generator.</text:p>
      <table:table table:name="Table4" table:style-name="Table4">
        <table:table-column table:style-name="Table4.A"/>
        <table:table-row>
          <table:table-cell table:style-name="Table4.A1" office:value-type="string">
            <text:p text:style-name="P4"><text:tab/>it=jaql.execute(“<text:span text:style-name="T6">jaql expression</text:span>”,{'<text:span text:style-name="T6">variable name</text:span>':'<text:span text:style-name="T6">variable value</text:span>',...})</text:p>
          </table:table-cell>
        </table:table-row>
      </table:table>
      <text:p text:style-name="P3"/>
      <text:p text:style-name="P3">Then iterate the result set, and manipulate the return data as you like, <text:s/>depending on the output of jaql expresion, there are 3 kinds of data type of the iterating result, list, dict or <text:soft-page-break/>primitive types(str,int,etc), there are kinds of ways to manipulate these data easily and conveniently.</text:p>
      <table:table table:name="Table5" table:style-name="Table5">
        <table:table-column table:style-name="Table5.A"/>
        <table:table-row>
          <table:table-cell table:style-name="Table5.A1" office:value-type="string">
            <text:p text:style-name="P2"><text:s text:c="11"/><text:span text:style-name="T2">for</text:span> item <text:span text:style-name="T2">in</text:span> it:</text:p>
            <text:p text:style-name="P2"><text:s text:c="22"/><text:span text:style-name="T7"># manipulate item as a list, dict or primitive type</text:span></text:p>
            <text:p text:style-name="P6"><text:s text:c="22"/># which depends on the return data format</text:p>
            <text:p text:style-name="P6"><text:s text:c="22"/># possible ways:</text:p>
            <text:p text:style-name="P6"><text:s text:c="22"/>#1. <text:s/>item type is dict: use item[“key”] to retrieve specific key value.</text:p>
            <text:p text:style-name="P6"><text:s text:c="22"/>#2. <text:s/>item type is list: use item[index] to retrieve list element</text:p>
            <text:p text:style-name="P6"><text:s text:c="22"/>#3. <text:s/>item type is python primitive type: directly manipulate item</text:p>
          </table:table-cell>
        </table:table-row>
      </table:table>
      <text:p text:style-name="P7"/>
      <text:p text:style-name="P3">A alternative way to execute a jaql expression is, using <text:span text:style-name="T3">evaluate()</text:span>, this function takes exactly same arguments with excecute(), however, it returns a list holding all the result data in memory. <text:s/></text:p>
      <text:p text:style-name="P3">Following examples will show you ways to use pyJaql in your python program.</text:p>
      <text:h text:style-name="P21" text:outline-level="2">4 Examples</text:h>
      <text:list xml:id="list1453546297" text:style-name="L3">
        <text:list-item>
          <text:p text:style-name="P17">Example 1. write data to Hadoop HDFS</text:p>
        </text:list-item>
      </text:list>
      <table:table table:name="Table6" table:style-name="Table6">
        <table:table-column table:style-name="Table6.A"/>
        <table:table-row>
          <table:table-cell table:style-name="Table6.A1" office:value-type="string">
            <text:p text:style-name="P2"><text:s text:c="7"/><text:span text:style-name="T7">#Write the books collection from data below to hadoop hdfs. </text:span></text:p>
            <text:p text:style-name="P8"><text:s text:c="10"/>hdfswrite="<text:span text:style-name="T5">[{publisher: 'Scholastic',author: 'J. K. Rowling',title: 'Deathly <text:s text:c="33"/>Hallows',year: 2007},{publisher: 'Scholastic',author: 'J. K. Rowling',title: 'Chamber of Secrets',year: 1999, reviews: [{rating: 10, user: 'joe', review: 'The best ...'},{rating: 6, user: 'mary', review: 'Average ...'}]}] -&gt; write(hdfs('books'));</text:span>" </text:p>
            <text:p text:style-name="P8"><text:s text:c="10"/><text:span text:style-name="T2">try</text:span>: </text:p>
            <text:p text:style-name="P8"><text:tab/><text:tab/>jaql=Jaql() </text:p>
            <text:p text:style-name="P8"><text:tab/><text:tab/>jaql.execute(hdfswrite) </text:p>
            <text:p text:style-name="P8"><text:tab/><text:span text:style-name="T2">except</text:span> JAQLRuntimeException,err: </text:p>
            <text:p text:style-name="P8"><text:tab/><text:tab/><text:span text:style-name="T2">print</text:span> err.msg </text:p>
            <text:p text:style-name="P6"><text:s text:c="22"/>#handle exception</text:p>
            <text:p text:style-name="P8"><text:tab/><text:span text:style-name="T2">except</text:span> JVMException,err: </text:p>
            <text:p text:style-name="P8"><text:tab/><text:tab/><text:span text:style-name="T2">print</text:span> err.msg</text:p>
            <text:p text:style-name="P6"><text:s text:c="22"/>#handle exception</text:p>
            <text:p text:style-name="P8"><text:s/><text:tab/><text:span text:style-name="T2">finally</text:span>: </text:p>
            <text:p text:style-name="P8"><text:tab/><text:tab/>jaql.close()<text:tab/> </text:p>
          </table:table-cell>
        </table:table-row>
      </table:table>
      <text:p text:style-name="P3"/>
      <text:list xml:id="list1241111270" text:style-name="L4">
        <text:list-item>
          <text:p text:style-name="P13">Example 2. Read data from HDFS, use “filter” to filtrate result and use “transform” to format output data.</text:p>
        </text:list-item>
      </text:list>
      <table:table table:name="Table7" table:style-name="Table7">
        <table:table-column table:style-name="Table7.A"/>
        <table:table-row>
          <table:table-cell table:style-name="Table7.A1" office:value-type="string">
            <text:p text:style-name="P2"><text:s text:c="7"/><text:span text:style-name="T7">#Read data from HDFS, use “filter” to filtrate result and use “transform” to format output data.</text:span></text:p>
            <text:p text:style-name="P8"><text:tab/><text:span text:style-name="T2">try</text:span>: </text:p>
            <text:p text:style-name="P8"><text:tab/><text:tab/>jaql=Jaql() </text:p>
            <text:p text:style-name="P8"><text:tab/><text:tab/>it=jaql.execute(“<text:span text:style-name="T5">read(hdfs('books'))-&gt;filter $.title=='Chamber of Secrets' and </text:span><text:span text:style-name="T5">$.year==1999 - &gt; transform {$.title,$.year}</text:span>” ) </text:p>
            <text:p text:style-name="P8"><text:soft-page-break/><text:tab/><text:tab/><text:span text:style-name="T2">for</text:span> record <text:span text:style-name="T2">in</text:span> it: </text:p>
            <text:p text:style-name="P8"><text:tab/><text:tab/><text:tab/><text:span text:style-name="T2">print</text:span> record</text:p>
            <text:p text:style-name="P8"><text:tab/><text:span text:style-name="T2">except</text:span> JAQLRuntimeException,err: </text:p>
            <text:p text:style-name="P8"><text:tab/><text:tab/><text:span text:style-name="T2">print</text:span> err.msg </text:p>
            <text:p text:style-name="P8"><text:s text:c="20"/><text:span text:style-name="T7"><text:s/>#handle exception</text:span></text:p>
            <text:p text:style-name="P8"><text:tab/><text:span text:style-name="T2">except</text:span> JVMException,err: </text:p>
            <text:p text:style-name="P8"><text:tab/><text:tab/><text:span text:style-name="T2">print</text:span> err.msg </text:p>
            <text:p text:style-name="P8"><text:s text:c="20"/><text:span text:style-name="T7"><text:s/>#handle exception</text:span></text:p>
            <text:p text:style-name="P8"><text:tab/><text:span text:style-name="T2">finally</text:span>: </text:p>
            <text:p text:style-name="P8"><text:tab/><text:tab/>jaql.close() </text:p>
          </table:table-cell>
        </table:table-row>
      </table:table>
      <text:p text:style-name="P5"/>
      <text:list xml:id="list1575579941" text:style-name="L5">
        <text:list-item>
          <text:p text:style-name="P14">Example 3. <text:s/>Use extension parameters in jaql statement</text:p>
        </text:list-item>
      </text:list>
      <table:table table:name="Table8" table:style-name="Table8">
        <table:table-column table:style-name="Table8.A"/>
        <table:table-row>
          <table:table-cell table:style-name="Table8.A1" office:value-type="string">
            <text:p text:style-name="P2"><text:s text:c="7"/><text:span text:style-name="T7">#The use of extension parameters. </text:span></text:p>
            <text:p text:style-name="P8"><text:tab/><text:span text:style-name="T2">try</text:span>: </text:p>
            <text:p text:style-name="P8"><text:tab/><text:tab/>jaql=Jaql() </text:p>
            <text:p text:style-name="P8"><text:tab/><text:tab/>it=jaql.execute(“<text:span text:style-name="T5">read(hdfs('books'))-&gt;filter $.title==$title and $.year==$year - &gt; transform {$.title,$.year}</text:span>” ,{<text:span text:style-name="T5">"title":"Chamber of Secrets","year":1999</text:span>}) </text:p>
            <text:p text:style-name="P8"><text:tab/><text:tab/><text:span text:style-name="T2">for</text:span> record <text:span text:style-name="T2">in</text:span> it: </text:p>
            <text:p text:style-name="P8"><text:tab/><text:tab/><text:tab/><text:span text:style-name="T2">print</text:span> record </text:p>
            <text:p text:style-name="P8"><text:tab/><text:span text:style-name="T2">except</text:span> JAQLRuntimeException,err: </text:p>
            <text:p text:style-name="P8"><text:tab/><text:tab/><text:span text:style-name="T2">print</text:span> err.msg <text:s/></text:p>
            <text:p text:style-name="P8"><text:s text:c="20"/><text:span text:style-name="T7"><text:s/>#handle exception</text:span></text:p>
            <text:p text:style-name="P8"><text:tab/><text:span text:style-name="T2">except</text:span> JVMException,err: </text:p>
            <text:p text:style-name="P8"><text:tab/><text:tab/><text:span text:style-name="T2">print</text:span> err.msg <text:s/></text:p>
            <text:p text:style-name="P8"><text:s text:c="20"/><text:span text:style-name="T7"><text:s/>#handle exception</text:span></text:p>
            <text:p text:style-name="P8"><text:tab/><text:span text:style-name="T2">finally</text:span>: </text:p>
            <text:p text:style-name="P8"><text:tab/><text:tab/>jaql.close() </text:p>
          </table:table-cell>
        </table:table-row>
      </table:table>
      <text:p text:style-name="P1">An alternative way is :</text:p>
      <table:table table:name="Table9" table:style-name="Table9">
        <table:table-column table:style-name="Table9.A"/>
        <table:table-row>
          <table:table-cell table:style-name="Table9.A1" office:value-type="string">
            <text:p text:style-name="P6"><text:s text:c="7"/>#The use of extension parameters. - alt</text:p>
            <text:p text:style-name="P6"><text:s text:c="7"/># ...</text:p>
            <text:p text:style-name="P8"><text:s text:c="21"/>vars={<text:span text:style-name="T5">"title":"Chamber of Secrets","year":1999</text:span>}</text:p>
            <text:p text:style-name="P8"><text:tab/><text:tab/>it=jaql.execute(“<text:span text:style-name="T5">read(hdfs('books'))-&gt;filter $.title==$title and $.year==$year - &gt; transform {$.title,$.year}</text:span>” ,vars) </text:p>
            <text:p text:style-name="P6"><text:s text:c="7"/># ...</text:p>
          </table:table-cell>
        </table:table-row>
      </table:table>
      <text:p text:style-name="P5"/>
      <text:list xml:id="list2005426910" text:style-name="L6">
        <text:list-item>
          <text:p text:style-name="P15">Example 4. <text:s/>Retrieve specific field in result set</text:p>
        </text:list-item>
      </text:list>
      <table:table table:name="Table10" table:style-name="Table10">
        <table:table-column table:style-name="Table10.A"/>
        <table:table-row>
          <table:table-cell table:style-name="Table10.A1" office:value-type="string">
            <text:p text:style-name="P2"><text:s text:c="7"/><text:span text:style-name="T7">#Retrieve specific field in result set</text:span></text:p>
            <text:p text:style-name="P8"><text:tab/><text:span text:style-name="T2">try</text:span>: </text:p>
            <text:p text:style-name="P8"><text:tab/><text:tab/>jaql=Jaql() </text:p>
            <text:p text:style-name="P8"><text:tab/><text:tab/>it=jaql.execute(“<text:span text:style-name="T5">read(hdfs('books'))-&gt;filter $.title==$title and $.year==$year - </text:span><text:span text:style-name="T5">&gt; transform {$.title,$.year}</text:span>” ,{<text:span text:style-name="T5">"title":"Chamber of Secrets","year":1999</text:span>}) </text:p>
            <text:p text:style-name="P8"><text:tab/><text:tab/><text:span text:style-name="T2">for</text:span> book <text:span text:style-name="T2">in</text:span> it: </text:p>
            <text:p text:style-name="P8"><text:soft-page-break/><text:tab/><text:tab/><text:tab/><text:span text:style-name="T2">print</text:span> book["<text:span text:style-name="T5">reviews</text:span>"][<text:span text:style-name="T5">0</text:span>]["<text:span text:style-name="T5">review</text:span>"] </text:p>
            <text:p text:style-name="P8"><text:tab/><text:span text:style-name="T2">except</text:span> JAQLRuntimeException,err: </text:p>
            <text:p text:style-name="P8"><text:tab/><text:tab/><text:span text:style-name="T2">print</text:span> err.msg <text:s/></text:p>
            <text:p text:style-name="P8"><text:s text:c="20"/><text:span text:style-name="T7"><text:s/>#handle exception</text:span></text:p>
            <text:p text:style-name="P8"><text:tab/><text:span text:style-name="T2">except</text:span> JVMException,err: </text:p>
            <text:p text:style-name="P8"><text:tab/><text:tab/><text:span text:style-name="T2">print</text:span> err.msg </text:p>
            <text:p text:style-name="P8"><text:s text:c="20"/><text:span text:style-name="T7"><text:s/>#handle exception</text:span></text:p>
            <text:p text:style-name="P8"><text:tab/><text:span text:style-name="T2">finally</text:span>: </text:p>
            <text:p text:style-name="P8"><text:tab/><text:tab/>jaql.close() </text:p>
          </table:table-cell>
        </table:table-row>
      </table:table>
      <text:p text:style-name="P1"/>
      <text:list xml:id="list1324347885" text:style-name="L7">
        <text:list-item>
          <text:p text:style-name="P16">Example 5. Run a jaql script from a script file.</text:p>
        </text:list-item>
      </text:list>
      <text:p text:style-name="P1">Create a script file, named test.jql, with the content below</text:p>
      <table:table table:name="Table11" table:style-name="Table11">
        <table:table-column table:style-name="Table11.A"/>
        <table:table-row table:style-name="Table11.1">
          <table:table-cell table:style-name="Table11.A1" office:value-type="string">
            <text:p text:style-name="P6">//Books collection data</text:p>
            <text:p text:style-name="P8">$books = [ </text:p>
            <text:p text:style-name="P8"><text:s text:c="4"/>{publisher: 'Scholastic', </text:p>
            <text:p text:style-name="P8"><text:s text:c="5"/>author: 'J. K. Rowling', </text:p>
            <text:p text:style-name="P8"><text:s text:c="5"/>title: 'Deathly Hallows', </text:p>
            <text:p text:style-name="P8"><text:s text:c="5"/>year: 2007}, </text:p>
            <text:p text:style-name="P8"/>
            <text:p text:style-name="P8"><text:s text:c="4"/>{publisher: 'Scholastic', </text:p>
            <text:p text:style-name="P8"><text:s text:c="5"/>author: 'J. K. Rowling', </text:p>
            <text:p text:style-name="P8"><text:s text:c="5"/>title: 'Chamber of Secrets', </text:p>
            <text:p text:style-name="P8"><text:s text:c="5"/>year: 1999, </text:p>
            <text:p text:style-name="P8"><text:s text:c="5"/>reviews: [ </text:p>
            <text:p text:style-name="P8"><text:s text:c="7"/>{rating: 10, user: 'joe', review: 'The best ...'}, </text:p>
            <text:p text:style-name="P8"><text:s text:c="7"/>{rating: 6, user: 'mary', review: 'Average ...'}]}, </text:p>
            <text:p text:style-name="P8"/>
            <text:p text:style-name="P8"><text:s text:c="4"/>{publisher: 'Scholastic', </text:p>
            <text:p text:style-name="P8"><text:s text:c="5"/>author: 'J. K. Rowling', </text:p>
            <text:p text:style-name="P8"><text:s text:c="5"/>title: 'Sorcerers Stone', </text:p>
            <text:p text:style-name="P8"><text:s text:c="5"/>year: 1998}, </text:p>
            <text:p text:style-name="P8"/>
            <text:p text:style-name="P8"><text:s text:c="4"/>{publisher: 'Scholastic', </text:p>
            <text:p text:style-name="P8"><text:s text:c="5"/>author: 'R. L. Stine', </text:p>
            <text:p text:style-name="P8"><text:s text:c="5"/>title: 'Monster Blood IV', </text:p>
            <text:p text:style-name="P8"><text:s text:c="5"/>year: 1997, </text:p>
            <text:p text:style-name="P8"><text:s text:c="5"/>reviews: [ </text:p>
            <text:p text:style-name="P8"><text:s text:c="7"/>{rating: 8, user: 'rob', review: 'High on my list...'}, </text:p>
            <text:p text:style-name="P8"><text:s text:c="7"/>{rating: 2, user: 'mike', review: 'Not worth the paper ...', </text:p>
            <text:p text:style-name="P8"><text:s text:c="8"/>discussion: </text:p>
            <text:p text:style-name="P8"><text:s text:c="10"/>[{user: 'ben', text: 'This is too harsh...'}, </text:p>
            <text:p text:style-name="P8"><text:s text:c="11"/>{user: 'jill', text: 'I agree ...'}]}]}, </text:p>
            <text:p text:style-name="P8"/>
            <text:p text:style-name="P8"><text:soft-page-break/><text:s text:c="4"/>{publisher: 'Grosset', </text:p>
            <text:p text:style-name="P8"><text:s text:c="5"/>author: 'Carolyn Keene', </text:p>
            <text:p text:style-name="P8"><text:s text:c="5"/>title: 'The Secret of Kane', </text:p>
            <text:p text:style-name="P8"><text:s text:c="5"/>year: 1930} </text:p>
            <text:p text:style-name="P8"><text:s text:c="2"/>];</text:p>
            <text:p text:style-name="P6">// Write the books collection from data above. </text:p>
            <text:p text:style-name="P8">$books -&gt; write(hdfs($filename)); <text:s text:c="15"/></text:p>
          </table:table-cell>
        </table:table-row>
      </table:table>
      <text:p text:style-name="P5"/>
      <text:p text:style-name="P1">Run it in python program<text:span text:style-name="T8">:</text:span></text:p>
      <table:table table:name="Table12" table:style-name="Table12">
        <table:table-column table:style-name="Table12.A"/>
        <table:table-row>
          <table:table-cell table:style-name="Table12.A1" office:value-type="string">
            <text:p text:style-name="P2"><text:tab/><text:span text:style-name="T7">#Run a jaql script.</text:span></text:p>
            <text:p text:style-name="P2"><text:s text:c="10"/><text:span text:style-name="T2">try</text:span>: </text:p>
            <text:p text:style-name="P2"><text:tab/><text:tab/>jaql=Jaql() </text:p>
            <text:p text:style-name="P2"><text:tab/><text:tab/>jaql.execute_script("/home/young/test.jql",{"<text:span text:style-name="T9">filename</text:span>":"test.dat"}) </text:p>
            <text:p text:style-name="P2"><text:tab/><text:span text:style-name="T2">except</text:span> JAQLRuntimeException,err: </text:p>
            <text:p text:style-name="P2"><text:tab/><text:tab/><text:span text:style-name="T2">print</text:span> <text:span text:style-name="T9">err.msg </text:span><text:s/></text:p>
            <text:p text:style-name="P2"><text:tab/><text:span text:style-name="T2">except</text:span> JVMException,err: </text:p>
            <text:p text:style-name="P2"><text:tab/><text:tab/><text:span text:style-name="T2">print</text:span> <text:span text:style-name="T9">err.msg </text:span></text:p>
            <text:p text:style-name="P2"><text:tab/><text:span text:style-name="T2">finally</text:span>: </text:p>
            <text:p text:style-name="P2"><text:tab/><text:tab/>jaql.close()<text:tab/></text:p>
          </table:table-cell>
        </table:table-row>
      </table:table>
      <text:p text:style-name="P5"/>
      <text:list xml:id="list202098397" text:continue-list="list2005426910" text:style-name="L6">
        <text:list-item>
          <text:p text:style-name="P15">Example 6. <text:s/>Use evaluate() to execute a jaql expression </text:p>
        </text:list-item>
      </text:list>
      <table:table table:name="Table13" table:style-name="Table13">
        <table:table-column table:style-name="Table13.A"/>
        <table:table-row>
          <table:table-cell table:style-name="Table13.A1" office:value-type="string">
            <text:p text:style-name="P2"><text:s text:c="7"/><text:span text:style-name="T7">#Retrieve specific field in result set</text:span></text:p>
            <text:p text:style-name="P8"><text:tab/><text:span text:style-name="T2">try</text:span>: </text:p>
            <text:p text:style-name="P8"><text:tab/><text:tab/>jaql=Jaql() </text:p>
            <text:p text:style-name="P8"><text:tab/><text:tab/>value=jaql.evaluate ("<text:span text:style-name="T5">[{'name':'alex','age':20,'isStudent':true},</text:span><text:span text:style-name="T5">{'name':'jack','age':23,'isStudent':false}]-&gt;filter $.isStudent==$bool and $.name=='alex'-&gt;transform $.name;</text:span>",{"<text:span text:style-name="T5">name</text:span>":"<text:span text:style-name="T5">alex</text:span>","<text:span text:style-name="T5">bool</text:span>":<text:span text:style-name="T5">True</text:span>}) </text:p>
            <text:p text:style-name="P8"><text:tab/><text:tab/>print value[<text:span text:style-name="T5">0</text:span>] <text:span text:style-name="T7"># “value” is a list of result</text:span></text:p>
            <text:p text:style-name="P8"><text:tab/><text:span text:style-name="T2">except</text:span> JAQLRuntimeException,err: </text:p>
            <text:p text:style-name="P8"><text:tab/><text:tab/><text:span text:style-name="T2">print</text:span> err.msg </text:p>
            <text:p text:style-name="P8"><text:s text:c="20"/><text:span text:style-name="T7"><text:s/>#handle exception</text:span></text:p>
            <text:p text:style-name="P8"><text:tab/><text:span text:style-name="T2">except</text:span> JVMException,err: </text:p>
            <text:p text:style-name="P8"><text:tab/><text:tab/><text:span text:style-name="T2">print</text:span> err.msg <text:s/></text:p>
            <text:p text:style-name="P8"><text:s text:c="20"/><text:span text:style-name="T7"><text:s/>#handle exception</text:span></text:p>
            <text:p text:style-name="P8"><text:tab/><text:span text:style-name="T2">finally</text:span>: </text:p>
            <text:p text:style-name="P8"><text:tab/><text:tab/>jaql.close() </text:p>
          </table:table-cell>
        </table:table-row>
      </table:table>
      <text:p text:style-name="P11"><text:span text:style-name="T23">The usage of </text:span><text:span text:style-name="T4">evaluate()</text:span><text:span text:style-name="T23"> is very same with</text:span><text:span text:style-name="T4"> execute()</text:span><text:span text:style-name="T23">, but different in how to retrieve data from jaql, by which means, evaluate() maintain whole result, sometimes a very big block of data, in memory, it cost much more space but consuming less time when retrieving data, however, one must consider that, when the result set is very big, evaluate() cost a long time, sometimes intolerable,</text:span><text:span text:style-name="T23"> to process and return the data. In comparison, execute() does not </text:span><text:soft-page-break/><text:span text:style-name="T23">return us all in one time, but retrieving specific data only when you iterate the result set. They are designed for satisfying different scenarios.</text:span></text:p>
      <text:h text:style-name="P22" text:outline-level="2">5 Known Limitation</text:h>
      <text:p text:style-name="P1">After calling<text:span text:style-name="T1"> jaql.close()</text:span>, it will shutdown JVM, if you attempt calling<text:span text:style-name="T1"> Jaql()</text:span> again a <text:span text:style-name="T1">JVMException </text:span><text:span text:style-name="T20">will be raised</text:span>. This dues to SUN's JVM (by now is 1.6.0_16) doesn't allow uploading, <text:s/>though JNI API defines a method to destroy JVM named <text:span text:style-name="T1">destroyJVM()</text:span>, it doesn't work<text:span text:style-name="T10">1</text:span>.</text:p>
      <text:p text:style-name="P1">So, pyJaql shares a unique JVM through program's life cycle, there is no problem if you use several times of <text:span text:style-name="T1">jaql=Jaql() </text:span>to get different jaql engine references, because JVM will only be initialized in the first time, but when you invoke<text:span text:style-name="T1"> jaql.close()</text:span>, it's required that to make sure no one will use JVM again.</text:p>
      <text:p text:style-name="P1"/>
      <text:p text:style-name="P1">Reference:</text:p>
      <text:p text:style-name="Standard"><text:span text:style-name="T14">1. </text:span><text:a xlink:type="simple" xlink:href="http://jpype.sourceforge.net/doc/user-guide/userguide.html"><text:span text:style-name="T14">http://jpype.sourceforge.net/doc/user-guide/userguide.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ans-serif"/>
    <style:font-face style:name="Bitstream Charter" svg:font-family="'Bitstream Charter'"/>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Garuda" svg:font-family="Garuda" style:font-pitch="variable"/>
    <style:font-face style:name="Waree" svg:font-family="Waree" style:font-pitch="variable"/>
    <style:font-face style:name="AR PL UMing CN" svg:font-family="'AR PL UMing C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CN" fo:font-size="12pt" fo:language="en" fo:country="US" style:letter-kerning="true" style:font-name-asian="Bitstream Vera Sans1" style:font-size-asian="10.5pt" style:language-asian="zh" style:country-asian="CN"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14:41:29</meta:creation-date>
    <dc:date>2010-03-17T16:06:57</dc:date>
    <meta:editing-duration>PT12H07M11S</meta:editing-duration>
    <meta:editing-cycles>358</meta:editing-cycles>
    <meta:generator>OpenOffice.org/3.0$Linux OpenOffice.org_project/300m15$Build-9379</meta:generator>
    <meta:document-statistic meta:table-count="13" meta:image-count="0" meta:object-count="0" meta:page-count="7" meta:paragraph-count="193" meta:word-count="1279" meta:character-count="9958"/>
    <meta:user-defined meta:name="Info 1"/>
    <meta:user-defined meta:name="Info 2"/>
    <meta:user-defined meta:name="Info 3"/>
    <meta:user-defined meta:name="Info 4"/>
  </office:meta>
</office:document-meta>
</file>